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8C000000A94F0B36096574F28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a"/>
    </style:style>
    <style:style style:name="P2" style:family="paragraph" style:parent-style-name="Standard_20__28_user_29_">
      <style:paragraph-properties fo:orphans="2" fo:widows="2"/>
    </style:style>
    <style:style style:name="P3" style:family="paragraph" style:parent-style-name="Standard_20__28_user_29_">
      <style:paragraph-properties fo:orphans="2" fo:widows="2">
        <style:tab-stops>
          <style:tab-stop style:position="1.191cm"/>
        </style:tab-stops>
      </style:paragraph-properties>
    </style:style>
    <style:style style:name="P4" style:family="paragraph" style:parent-style-name="Standard_20__28_user_29_">
      <style:paragraph-properties fo:orphans="2" fo:widows="2">
        <style:tab-stops>
          <style:tab-stop style:position="1.191cm"/>
        </style:tab-stops>
      </style:paragraph-properties>
      <style:text-properties officeooo:paragraph-rsid="001ff014"/>
    </style:style>
    <style:style style:name="P5" style:family="paragraph" style:parent-style-name="Standard_20__28_user_29_">
      <style:paragraph-properties fo:orphans="2" fo:widows="2"/>
      <style:text-properties officeooo:rsid="001e3a7f" officeooo:paragraph-rsid="001e3a7f"/>
    </style:style>
    <style:style style:name="P6" style:family="paragraph" style:parent-style-name="Standard_20__28_user_29_">
      <style:paragraph-properties fo:orphans="2" fo:widows="2"/>
      <style:text-properties officeooo:rsid="001ee35b" officeooo:paragraph-rsid="001ee35b"/>
    </style:style>
    <style:style style:name="P7" style:family="paragraph" style:parent-style-name="Standard_20__28_user_29_">
      <style:paragraph-properties fo:orphans="2" fo:widows="2">
        <style:tab-stops>
          <style:tab-stop style:position="1.191cm"/>
        </style:tab-stops>
      </style:paragraph-properties>
      <style:text-properties officeooo:rsid="001ff014" officeooo:paragraph-rsid="001ff014"/>
    </style:style>
    <style:style style:name="P8" style:family="paragraph" style:parent-style-name="Standard_20__28_user_29_">
      <style:text-properties officeooo:rsid="0020db37" officeooo:paragraph-rsid="0020db37"/>
    </style:style>
    <style:style style:name="P9" style:family="paragraph" style:parent-style-name="Standard_20__28_user_29_">
      <style:paragraph-properties fo:orphans="2" fo:widows="2">
        <style:tab-stops>
          <style:tab-stop style:position="1.191cm"/>
        </style:tab-stops>
      </style:paragraph-properties>
      <style:text-properties officeooo:rsid="00246271" officeooo:paragraph-rsid="00246271"/>
    </style:style>
    <style:style style:name="P10" style:family="paragraph" style:parent-style-name="Standard_20__28_user_29_">
      <style:paragraph-properties fo:orphans="2" fo:widows="2"/>
      <style:text-properties officeooo:rsid="0026fcb4" officeooo:paragraph-rsid="0026fcb4"/>
    </style:style>
    <style:style style:name="P11" style:family="paragraph" style:parent-style-name="Standard_20__28_user_29_">
      <style:paragraph-properties fo:margin-left="0.953cm" fo:margin-right="0cm" fo:orphans="2" fo:widows="2" fo:text-indent="0cm" style:auto-text-indent="false"/>
    </style:style>
    <style:style style:name="P12" style:family="paragraph" style:parent-style-name="Standard_20__28_user_29_">
      <style:paragraph-properties fo:margin-left="0.953cm" fo:margin-right="0cm" fo:orphans="2" fo:widows="2" fo:text-indent="0cm" style:auto-text-indent="false"/>
      <style:text-properties officeooo:rsid="0025a948" officeooo:paragraph-rsid="0025a948"/>
    </style:style>
    <style:style style:name="P13" style:family="paragraph" style:parent-style-name="Standard" style:master-page-name="Standard">
      <style:paragraph-properties style:page-number="auto" fo:padding-left="0cm" fo:padding-right="0cm" fo:padding-top="0cm" fo:padding-bottom="0.035cm" fo:border-left="none" fo:border-right="none" fo:border-top="none" fo:border-bottom="0.51pt solid #00000a"/>
    </style:style>
    <style:style style:name="P14" style:family="paragraph" style:parent-style-name="Standard_20__28_user_29_" style:list-style-name="WWNum6">
      <style:paragraph-properties fo:orphans="2" fo:widows="2"/>
    </style:style>
    <style:style style:name="P15" style:family="paragraph" style:parent-style-name="Standard_20__28_user_29_" style:list-style-name="WWNum5">
      <style:paragraph-properties fo:orphans="2" fo:widows="2"/>
    </style:style>
    <style:style style:name="P16" style:family="paragraph" style:parent-style-name="Standard_20__28_user_29_" style:list-style-name="WWNum5">
      <style:paragraph-properties fo:orphans="2" fo:widows="2"/>
      <style:text-properties officeooo:paragraph-rsid="0028d88d"/>
    </style:style>
    <style:style style:name="P17" style:family="paragraph" style:parent-style-name="Standard_20__28_user_29_" style:list-style-name="WWNum5">
      <style:paragraph-properties fo:orphans="2" fo:widows="2">
        <style:tab-stops>
          <style:tab-stop style:position="1.191cm"/>
        </style:tab-stops>
      </style:paragraph-properties>
    </style:style>
    <style:style style:name="P18" style:family="paragraph" style:parent-style-name="Standard_20__28_user_29_" style:list-style-name="WWNum5">
      <style:paragraph-properties fo:orphans="2" fo:widows="2">
        <style:tab-stops>
          <style:tab-stop style:position="1.191cm"/>
        </style:tab-stops>
      </style:paragraph-properties>
      <style:text-properties officeooo:paragraph-rsid="001ff014"/>
    </style:style>
    <style:style style:name="P19" style:family="paragraph" style:parent-style-name="Standard_20__28_user_29_">
      <style:paragraph-properties fo:orphans="2" fo:widows="2"/>
      <style:text-properties officeooo:paragraph-rsid="001e3a7f"/>
    </style:style>
    <style:style style:name="P20" style:family="paragraph" style:parent-style-name="Standard_20__28_user_29_">
      <style:paragraph-properties fo:orphans="2" fo:widows="2"/>
      <style:text-properties officeooo:rsid="001e3a7f" officeooo:paragraph-rsid="001e3a7f"/>
    </style:style>
    <style:style style:name="P21" style:family="paragraph" style:parent-style-name="Standard_20__28_user_29_" style:list-style-name="WWNum5"/>
    <style:style style:name="P22" style:family="paragraph" style:parent-style-name="Standard_20__28_user_29_">
      <style:paragraph-properties fo:orphans="2" fo:widows="2"/>
      <style:text-properties officeooo:rsid="001ee35b" officeooo:paragraph-rsid="001ee35b"/>
    </style:style>
    <style:style style:name="P23" style:family="paragraph" style:parent-style-name="Standard_20__28_user_29_">
      <style:paragraph-properties fo:orphans="2" fo:widows="2">
        <style:tab-stops>
          <style:tab-stop style:position="1.191cm"/>
        </style:tab-stops>
      </style:paragraph-properties>
      <style:text-properties officeooo:rsid="001ff014" officeooo:paragraph-rsid="001ff014"/>
    </style:style>
    <style:style style:name="P24" style:family="paragraph" style:parent-style-name="Standard_20__28_user_29_">
      <style:text-properties officeooo:rsid="0020db37" officeooo:paragraph-rsid="0020db37"/>
    </style:style>
    <style:style style:name="P25" style:family="paragraph" style:parent-style-name="Standard_20__28_user_29_" style:list-style-name="WWNum5">
      <style:paragraph-properties fo:orphans="2" fo:widows="2">
        <style:tab-stops>
          <style:tab-stop style:position="1.191cm"/>
        </style:tab-stops>
      </style:paragraph-properties>
      <style:text-properties officeooo:rsid="00226ea7" officeooo:paragraph-rsid="00226ea7"/>
    </style:style>
    <style:style style:name="P26" style:family="paragraph" style:parent-style-name="Standard_20__28_user_29_">
      <style:paragraph-properties fo:margin-left="0.953cm" fo:margin-right="0cm" fo:orphans="2" fo:widows="2" fo:text-indent="0cm" style:auto-text-indent="false"/>
      <style:text-properties officeooo:rsid="0025a948" officeooo:paragraph-rsid="0025a948"/>
    </style:style>
    <style:style style:name="T1" style:family="text">
      <style:text-properties officeooo:rsid="001e3a7f"/>
    </style:style>
    <style:style style:name="T2" style:family="text">
      <style:text-properties officeooo:rsid="0028d88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>ALUMNO:</text:p>
      <text:p text:style-name="List_20_Paragraph"/>
      <text:list xml:id="list7412598117443382220" text:style-name="WWNum6">
        <text:list-item>
          <text:p text:style-name="P14">Clientes de un país que contenga la letra “o” <text:s/>o la letra “u” y estén atendidos por empleados en cuyo nombre o 1º apellido esté la letra “e”.</text:p>
        </text:list-item>
      </text:list>
      <text:p text:style-name="P2"/>
      <text:p text:style-name="P5">select c.*</text:p>
      <text:p text:style-name="P5">from clientes c inner join empleados e on c.CodigoEmpleadoRepVentas=e.codigoempleado</text:p>
      <text:p text:style-name="P19"><text:span text:style-name="T1">where (pais like "%o%" or pais like "%u%") and (nombre like "%e%" or apellido1 like "%e%")</text:span></text:p>
      <text:list xml:id="list1743512790162564363" text:style-name="WWNum5">
        <text:list-header>
          <text:p text:style-name="P16"/>
        </text:list-header>
        <text:list-item>
          <text:p text:style-name="P16">Datos de los pagos realizados por la forma de pago “PayPal” <text:s/>por una cantidad mayor de 5000€ realizados por clientes de New York, Madrid, San Francisco, Sydney o Miami.</text:p>
        </text:list-item>
      </text:list>
      <text:p text:style-name="P2"/>
      <text:p text:style-name="P5">select p.*</text:p>
      <text:p text:style-name="P5">from clientes c inner join pagos p on c.CodigoCliente=p.CodigoCliente</text:p>
      <text:p text:style-name="P5">where p.FormaPago="PayPal" and cantidad&gt;5000 and ciudad in("New York", "Madrid", "San Francisco", "Sydney","Miami")</text:p>
      <text:p text:style-name="P2"/>
      <text:p text:style-name="P2"/>
      <text:p text:style-name="P2"/>
      <text:list xml:id="list112211418945205" text:continue-numbering="true" text:style-name="WWNum5">
        <text:list-item>
          <text:p text:style-name="P15">Mes, cantidad máxima, mínima, media e importe total de los pagos del año 2009 por cada mes. Nota: MONTH(fecha) devuelve el mes de fecha</text:p>
        </text:list-item>
      </text:list>
      <text:p text:style-name="P2"/>
      <text:p text:style-name="P6">select month(fechapago),max(cantidad),min(cantidad),avg(cantidad),sum(cantidad)</text:p>
      <text:p text:style-name="P6">from pagos </text:p>
      <text:p text:style-name="P6">where fechapago like "2009%"</text:p>
      <text:p text:style-name="P6">group by month(fechapago)</text:p>
      <text:p text:style-name="P2"/>
      <text:p text:style-name="P2"/>
      <text:p text:style-name="P2"/>
      <text:p text:style-name="P2"/>
      <text:list xml:id="list112212574840801" text:continue-numbering="true" text:style-name="WWNum5">
        <text:list-item>
          <text:p text:style-name="P18">Ciudad y número de clientes que de cada ciudad siempre que supere los 10</text:p>
          <text:p text:style-name="P18"><text:s/>clientes.</text:p>
        </text:list-item>
      </text:list>
      <text:p text:style-name="P4"/>
      <text:p text:style-name="P7">select ciudad, count(*)</text:p>
      <text:p text:style-name="P7">from clientes</text:p>
      <text:p text:style-name="P7">group by ciudad</text:p>
      <text:p text:style-name="P7">having count(*)&gt;10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112212928516394" text:continue-numbering="true" text:style-name="WWNum5">
        <text:list-item>
          <text:p text:style-name="P17">Datos de las oficinas que tienen menos de 5 empleados</text:p>
        </text:list-item>
      </text:list>
      <text:p text:style-name="P3"/>
      <text:p text:style-name="P7">select o.* , count(*)</text:p>
      <text:p text:style-name="P7">from empleados e inner join oficinas o on e.CodigoOficina=o.CodigoOficina</text:p>
      <text:p text:style-name="P7">group by o.CodigoOficina</text:p>
      <text:p text:style-name="P7">having count(*)&lt;5</text:p>
      <text:p text:style-name="P3"/>
      <text:p text:style-name="P3"/>
      <text:p text:style-name="P3"/>
      <text:list xml:id="list112211022073477" text:continue-numbering="true" text:style-name="WWNum5">
        <text:list-item>
          <text:p text:style-name="P21">Por cada EMPLEADO y año, importe total de lo pedido por sus clientes en el año.</text:p>
        </text:list-item>
      </text:list>
      <text:p text:style-name="Standard_20__28_user_29_"/>
      <text:p text:style-name="P8">select Codigoempleadorepventas,year(fechapedido), sum(cantidad*PrecioUnidad)</text:p>
      <text:p text:style-name="P8">from clientes c inner join pedidos p on c.codigocliente=p.codigocliente inner join detallepedidos d on p.codigopedido=d.codigopedido</text:p>
      <text:p text:style-name="P8">group by Codigoempleadorepventas,year(fechapedido)</text:p>
      <text:p text:style-name="P3"/>
      <text:p text:style-name="P3"/>
      <text:p text:style-name="P3"/>
      <text:list xml:id="list112211277932571" text:continue-numbering="true" text:style-name="WWNum5">
        <text:list-item>
          <text:p text:style-name="P17">Por cada producto que ha sido pedido, número de pedidos en los que aparece, cantidad total de unidades pedidas e importe total de lo pedido.</text:p>
          <text:p text:style-name="P17"/>
          <text:p text:style-name="P25">select CodigoProducto, count(*),sum(cantidad), sum(cantidad*preciounidad)</text:p>
          <text:p text:style-name="P25">from detallepedidos</text:p>
          <text:p text:style-name="P25">group by CodigoProducto</text:p>
        </text:list-item>
      </text:list>
      <text:p text:style-name="P3"/>
      <text:p text:style-name="P3"/>
      <text:list xml:id="list112212944001039" text:continue-numbering="true" text:style-name="WWNum5">
        <text:list-item>
          <text:p text:style-name="P17">Datos de los empleados que tienen jefes que pertenecen (los jefes) a oficinas que NO son de España.</text:p>
        </text:list-item>
      </text:list>
      <text:p text:style-name="P3"/>
      <text:p text:style-name="P9">select e.*</text:p>
      <text:p text:style-name="P9">from empleados e inner join empleados j on e.CodigoJefe=j.codigoempleado </text:p>
      <text:p text:style-name="P9"><text:tab/>inner join oficinas o on j.CodigoOficina=o.CodigoOficina</text:p>
      <text:p text:style-name="P9">where pais not like "España"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12212682564389" text:continue-numbering="true" text:style-name="WWNum5">
        <text:list-item>
          <text:p text:style-name="P15"><text:soft-page-break/>Producto(s) que se ha vendido más veces (está incluido en más pedidos)</text:p>
        </text:list-item>
      </text:list>
      <text:p text:style-name="P11"/>
      <text:p text:style-name="P12">select Codigoproducto, count(*)</text:p>
      <text:p text:style-name="P12">from detallepedidos</text:p>
      <text:p text:style-name="P12">group by CodigoProducto</text:p>
      <text:p text:style-name="P12">having count(*)&gt;=all(select count(*)</text:p>
      <text:p text:style-name="P12"><text:tab/><text:tab/><text:tab/><text:tab/>from detallepedidos</text:p>
      <text:p text:style-name="P12"><text:tab/><text:tab/><text:tab/><text:tab/>group by CodigoProducto)</text:p>
      <text:p text:style-name="P11"/>
      <text:p text:style-name="P11"/>
      <text:p text:style-name="P11"/>
      <text:list xml:id="list112212758645362" text:continue-numbering="true" text:style-name="WWNum5">
        <text:list-item>
          <text:p text:style-name="P15">Datos de los pedidos que están vacíos (no están relacionados con filas de DetallePedidos)</text:p>
        </text:list-item>
      </text:list>
      <text:p text:style-name="P2"/>
      <text:p text:style-name="P2"/>
      <text:p text:style-name="P10">select * from pedidos</text:p>
      <text:p text:style-name="P10">where codigopedido not in(select codigopedido from detallepedido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41cm" loext:contextual-spacing="false" fo:line-height="0.564cm" fo:keep-with-next="always"/>
      <style:text-properties style:font-name="Arial" fo:font-family="Arial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fo:font-weight="bold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95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95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 4" text:anchor-type="as-char" svg:width="5.821cm" svg:height="1.085cm" draw:z-index="2"><draw:image xlink:href="Pictures/100000000000038C000000A94F0B36096574F284.png" xlink:type="simple" xlink:show="embed" xlink:actuate="onLoad"/></draw:frame> <text:s/><text:tab/> <text:s text:c="9"/>1º ASIR<text:tab/>2ª Evaluación <text:s/>GB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editing-cycles>6</meta:editing-cycles>
    <meta:print-date>2019-02-27T21:17:00</meta:print-date>
    <meta:creation-date>2020-02-25T19:35:00</meta:creation-date>
    <dc:date>2020-03-06T11:22:10.811279937</dc:date>
    <meta:editing-duration>PT1H38M30S</meta:editing-duration>
    <meta:generator>LibreOffice/5.1.6.2$Linux_X86_64 LibreOffice_project/10m0$Build-2</meta:generator>
    <meta:document-statistic meta:table-count="0" meta:image-count="1" meta:object-count="0" meta:page-count="3" meta:paragraph-count="49" meta:word-count="375" meta:character-count="2635" meta:non-whitespace-character-count="229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